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2" style:parent-style-name="Graphics">
      <style:graphic-properties draw:fill="none" fo:clip="rect(0.13294in, 10.02533in, 2.30812in, 2.88033in)" draw:stroke="non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 style:parent-style-name="Graphics">
      <style:graphic-properties draw:fill="none" fo:clip="rect(0.04425in, 9.57967in, 2.13112in, 3.06967in)" draw:stroke="non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fo:clip="rect(0.3375in, 9.57967in, 2.13112in, 3.06967in)" draw:stroke="none"/>
    </style:style>
    <style:style style:family="graphic" style:name="a395" style:parent-style-name="Graphics">
      <style:graphic-properties draw:fill="none" fo:clip="rect(0.7095in, 11.62733in, 1.62169in, 0.97967in)" draw:stroke="none"/>
    </style:style>
    <style:style style:family="graphic" style:name="a420" style:parent-style-name="Graphics">
      <style:graphic-properties draw:fill="none" fo:clip="rect(0.84525in, 11.76567in, 1.76475in, 0.90733in)" draw:stroke="none"/>
    </style:style>
    <style:style style:family="graphic" style:name="a396" style:parent-style-name="Graphics">
      <style:graphic-properties draw:fill="none" fo:clip="rect(0.15506in, 9.624in, 2.28619in, 3.05767in)" draw:stroke="non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2.14706in, 8.90833in, 1.14019in, 3.54567in)" draw:stroke="non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 style:parent-style-name="Graphics">
      <style:graphic-properties draw:fill="none" fo:clip="rect(2.211in, 9.13767in, 1.182in, 3.72667in)" draw:stroke="non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7" style:parent-style-name="Graphics">
      <style:graphic-properties draw:fill="none" fo:clip="rect(0.68569in, 8.41467in, 1.92094in, 4.20433in)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7" style:parent-style-name="Graphics">
      <style:graphic-properties draw:fill="none" fo:clip="rect(0.73856in, 11.657in, 1.78987in, 0.90933in)" draw:stroke="none"/>
    </style:style>
    <style:style style:family="graphic" style:name="a408" style:parent-style-name="Graphics">
      <style:graphic-properties draw:fill="none" fo:clip="rect(0.3375in, 9.57967in, 2.13112in, 3.06967in)" draw:stroke="none"/>
    </style:style>
    <style:style style:family="graphic" style:name="a409" style:parent-style-name="Graphics">
      <style:graphic-properties draw:fill="none" fo:clip="rect(0.15506in, 9.624in, 2.28619in, 3.05767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.15506in, 9.624in, 2.28619in, 3.05767in)" draw:stroke="non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0.67841in" svg:y="1.71515in" svg:width="3.66099in" svg:height="3.11547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Picture 5" svg:x="4.33939in" svg:y="1.71515in" svg:width="3.66061in" svg:height="3.11547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Picture 6" svg:x="8in" svg:y="1.71515in" svg:width="3.6125in" svg:height="3.11547in" style:rel-width="scale" style:rel-height="scale">
          <draw:image xlink:href="media/image3.png" xlink:type="simple" xlink:show="embed" xlink:actuate="onLoad"/>
          <svg:title/>
          <svg:desc/>
        </draw:frame>
        <draw:custom-shape svg:x="1.03333in" svg:y="1.83788in" svg:width="0.54545in" svg:height="0.55758in" draw:id="id66" draw:style-name="a386" draw:name="Arrow: Down 7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0.17576in" svg:y="3.73636in" svg:width="0.54545in" svg:height="0.55758in" draw:id="id67" draw:style-name="a389" draw:name="Arrow: Down 10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3333in" svg:y="3.2303in" svg:width="0.54545in" svg:height="0.55758in" draw:id="id68" draw:style-name="a392" draw:name="Arrow: Down 12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" draw:style-name="a393" draw:master-page-name="Master1-Layout1-title-Title-Slide" presentation:presentation-page-layout-name="Master1-PPL1" draw:id="Slide-258">
        <draw:frame draw:id="id69" draw:style-name="a394" draw:name="Picture 6" svg:x="4.33939in" svg:y="1.77027in" svg:width="3.64709in" svg:height="3.06035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95" draw:name="Picture 1" svg:x="7.89784in" svg:y="1.76832in" svg:width="3.86567in" svg:height="3.06229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396" draw:name="Picture 4" svg:x="0.67841in" svg:y="1.71515in" svg:width="3.66099in" svg:height="3.11547in" style:rel-width="scale" style:rel-height="scale">
          <draw:image xlink:href="media/image1.png" xlink:type="simple" xlink:show="embed" xlink:actuate="onLoad"/>
          <svg:title/>
          <svg:desc/>
        </draw:frame>
        <draw:custom-shape svg:x="2.2942in" svg:y="3.08788in" svg:width="0.54545in" svg:height="0.55758in" draw:id="id72" draw:style-name="a399" draw:name="Arrow: Down 7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9.77711in" svg:y="2.03366in" svg:width="0.54545in" svg:height="0.55758in" draw:id="id73" draw:style-name="a402" draw:name="Arrow: Down 10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31147in" svg:y="2.59124in" svg:width="0.54545in" svg:height="0.55758in" draw:id="id74" draw:style-name="a405" draw:name="Arrow: Down 12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4" draw:style-name="a406" draw:master-page-name="Master1-Layout1-title-Title-Slide" presentation:presentation-page-layout-name="Master1-PPL1" draw:id="Slide-259">
        <draw:frame draw:id="id75" draw:style-name="a407" draw:name="Picture 2" svg:x="4.33939in" svg:y="1.71515in" svg:width="3.98845in" svg:height="3.11547in" style:rel-width="scale" style:rel-height="scale">
          <draw:image xlink:href="media/image5.png" xlink:type="simple" xlink:show="embed" xlink:actuate="onLoad"/>
          <svg:title/>
          <svg:desc/>
        </draw:frame>
        <draw:frame draw:id="id76" draw:style-name="a408" draw:name="Picture 6" svg:x="8.32785in" svg:y="1.77027in" svg:width="3.64709in" svg:height="3.06035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409" draw:name="Picture 4" svg:x="0.67841in" svg:y="1.71515in" svg:width="3.66099in" svg:height="3.11547in" style:rel-width="scale" style:rel-height="scale">
          <draw:image xlink:href="media/image1.png" xlink:type="simple" xlink:show="embed" xlink:actuate="onLoad"/>
          <svg:title/>
          <svg:desc/>
        </draw:frame>
        <draw:custom-shape svg:x="2.6259in" svg:y="1.9732in" svg:width="0.54545in" svg:height="0.55758in" draw:id="id78" draw:style-name="a412" draw:name="Arrow: Down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20726in" svg:y="2.3973in" svg:width="0.54545in" svg:height="0.55758in" draw:id="id79" draw:style-name="a415" draw:name="Arrow: Down 10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9.22316in" svg:y="3.02166in" svg:width="0.54545in" svg:height="0.55758in" draw:id="id80" draw:style-name="a418" draw:name="Arrow: Down 12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2" draw:style-name="a419" draw:master-page-name="Master1-Layout1-title-Title-Slide" presentation:presentation-page-layout-name="Master1-PPL1" draw:id="Slide-257">
        <draw:frame draw:id="id81" draw:style-name="a420" draw:name="Picture 1" svg:x="2.84126in" svg:y="0.81197in" svg:width="7.0049in" svg:height="5.47217in" style:rel-width="scale" style:rel-height="scale">
          <draw:image xlink:href="media/image6.png" xlink:type="simple" xlink:show="embed" xlink:actuate="onLoad"/>
          <svg:title/>
          <svg:desc/>
        </draw:frame>
        <draw:custom-shape svg:x="6.07098in" svg:y="2.59856in" svg:width="0.54545in" svg:height="0.55758in" draw:id="id82" draw:style-name="a423" draw:name="Arrow: Down 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5" draw:style-name="a424" draw:master-page-name="Master1-Layout2-obj-Title-and-Content" presentation:presentation-page-layout-name="Master1-PPL2" draw:id="Slide-260">
        <draw:frame draw:id="id83" draw:style-name="a425" draw:name="Picture 3" svg:x="0.74107in" svg:y="1.72202in" svg:width="4.11309in" svg:height="3.04602in" style:rel-width="scale" style:rel-height="scale">
          <draw:image xlink:href="media/image7.png" xlink:type="simple" xlink:show="embed" xlink:actuate="onLoad"/>
          <svg:title/>
          <svg:desc/>
        </draw:frame>
        <draw:frame draw:id="id84" draw:style-name="a426" draw:name="Picture 4" svg:x="8.7625in" svg:y="1.71369in" svg:width="4.07083in" svg:height="3.05417in" style:rel-width="scale" style:rel-height="scale">
          <draw:image xlink:href="media/image8.png" xlink:type="simple" xlink:show="embed" xlink:actuate="onLoad"/>
          <svg:title/>
          <svg:desc/>
        </draw:frame>
        <draw:frame draw:id="id85" draw:style-name="a427" draw:name="Picture 5" svg:x="4.85417in" svg:y="1.72202in" svg:width="3.90833in" svg:height="3.04583in" style:rel-width="scale" style:rel-height="scale">
          <draw:image xlink:href="media/image9.png" xlink:type="simple" xlink:show="embed" xlink:actuate="onLoad"/>
          <svg:title/>
          <svg:desc/>
        </draw:frame>
        <draw:custom-shape svg:x="2.79762in" svg:y="2.86849in" svg:width="0.54545in" svg:height="0.55758in" draw:id="id86" draw:style-name="a430" draw:name="Arrow: Down 6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1.13381in" svg:y="2.96199in" svg:width="0.54545in" svg:height="0.55758in" draw:id="id87" draw:style-name="a433" draw:name="Arrow: Down 7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95275in" svg:y="2.97576in" svg:width="0.54545in" svg:height="0.55758in" draw:id="id88" draw:style-name="a436" draw:name="Arrow: Down 8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0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va Nolan</meta:initial-creator>
    <dc:creator>Eva Nolan</dc:creator>
    <meta:creation-date>2017-11-13T16:18:54Z</meta:creation-date>
    <dc:date>2017-11-13T16:50:47Z</dc:date>
    <meta:editing-cycles>3</meta:editing-cycles>
    <meta:editing-duration>PT1913S</meta:editing-duration>
    <meta:document-statistic meta:paragraph-count="0" meta:word-count="0"/>
  </office:meta>
</office:document-meta>
</file>